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ntroller.hello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ntingResultHandlerSmokeTests.returnResultAndPr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intingResultHandlerSmokeTests.printViaConsu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